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Bold 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4375in"/>
    </style:style>
    <style:style style:name="Table1.B" style:family="table-column">
      <style:table-column-properties style:column-width="6.48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4375in"/>
    </style:style>
    <style:style style:name="Table2.B" style:family="table-column">
      <style:table-column-properties style:column-width="6.489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0.4375in"/>
    </style:style>
    <style:style style:name="Table5.B" style:family="table-column">
      <style:table-column-properties style:column-width="6.489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0.4375in"/>
    </style:style>
    <style:style style:name="Table6.B" style:family="table-column">
      <style:table-column-properties style:column-width="6.489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0.4375in"/>
    </style:style>
    <style:style style:name="Table7.B" style:family="table-column">
      <style:table-column-properties style:column-width="6.4896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0.4375in"/>
    </style:style>
    <style:style style:name="Table8.B" style:family="table-column">
      <style:table-column-properties style:column-width="6.4896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71in" fo:margin-left="0in" table:align="left"/>
    </style:style>
    <style:style style:name="Table9.A" style:family="table-column">
      <style:table-column-properties style:column-width="0.4375in"/>
    </style:style>
    <style:style style:name="Table9.B" style:family="table-column">
      <style:table-column-properties style:column-width="6.4896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71in" fo:margin-left="0in" table:align="lef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6.4896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officeooo:rsid="0012a4d4" officeooo:paragraph-rsid="0012a4d4"/>
    </style:style>
    <style:style style:name="P2" style:family="paragraph" style:parent-style-name="Standard">
      <style:paragraph-properties fo:margin-top="0in" fo:margin-bottom="0in" style:contextual-spacing="false"/>
    </style:style>
    <style:style style:name="P3" style:family="paragraph" style:parent-style-name="Standard">
      <style:paragraph-properties fo:margin-top="0in" fo:margin-bottom="0in" style:contextual-spacing="false"/>
      <style:text-properties officeooo:rsid="00a3e4d7" officeooo:paragraph-rsid="00a3e4d7"/>
    </style:style>
    <style:style style:name="P4" style:family="paragraph" style:parent-style-name="Text_20_body">
      <style:text-properties officeooo:rsid="001b5dc9" officeooo:paragraph-rsid="001b5dc9"/>
    </style:style>
    <style:style style:name="P5" style:family="paragraph" style:parent-style-name="Text_20_body">
      <style:paragraph-properties fo:text-align="end" style:justify-single-word="false"/>
      <style:text-properties officeooo:rsid="001b8454" officeooo:paragraph-rsid="001b8454"/>
    </style:style>
    <style:style style:name="P6" style:family="paragraph" style:parent-style-name="Text_20_body">
      <style:paragraph-properties fo:text-align="start" style:justify-single-word="false"/>
      <style:text-properties officeooo:paragraph-rsid="0037bddc"/>
    </style:style>
    <style:style style:name="P7" style:family="paragraph" style:parent-style-name="Text_20_body">
      <style:paragraph-properties fo:text-align="start" style:justify-single-word="false"/>
      <style:text-properties officeooo:paragraph-rsid="0079bec6"/>
    </style:style>
    <style:style style:name="P8" style:family="paragraph" style:parent-style-name="Text_20_body">
      <style:paragraph-properties fo:text-align="start" style:justify-single-word="false"/>
      <style:text-properties officeooo:paragraph-rsid="009279c8"/>
    </style:style>
    <style:style style:name="P9" style:family="paragraph" style:parent-style-name="Text_20_body">
      <style:paragraph-properties fo:text-align="start" style:justify-single-word="false"/>
      <style:text-properties officeooo:paragraph-rsid="00aad13a"/>
    </style:style>
    <style:style style:name="P10" style:family="paragraph" style:parent-style-name="Text_20_body">
      <style:paragraph-properties fo:text-align="start" style:justify-single-word="false"/>
      <style:text-properties officeooo:rsid="001e3683" officeooo:paragraph-rsid="001e3683"/>
    </style:style>
    <style:style style:name="P11" style:family="paragraph" style:parent-style-name="Text_20_body">
      <style:paragraph-properties fo:text-align="start" style:justify-single-word="false"/>
      <style:text-properties officeooo:rsid="001e3683" officeooo:paragraph-rsid="00224e1c"/>
    </style:style>
    <style:style style:name="P12" style:family="paragraph" style:parent-style-name="Text_20_body">
      <style:paragraph-properties fo:text-align="start" style:justify-single-word="false"/>
      <style:text-properties officeooo:rsid="001e3683" officeooo:paragraph-rsid="00373719"/>
    </style:style>
    <style:style style:name="P13" style:family="paragraph" style:parent-style-name="Text_20_body">
      <style:paragraph-properties fo:text-align="start" style:justify-single-word="false"/>
      <style:text-properties officeooo:rsid="001e3683" officeooo:paragraph-rsid="0079bec6"/>
    </style:style>
    <style:style style:name="P14" style:family="paragraph" style:parent-style-name="Text_20_body">
      <style:paragraph-properties fo:text-align="start" style:justify-single-word="false"/>
      <style:text-properties officeooo:rsid="001e3683" officeooo:paragraph-rsid="009279c8"/>
    </style:style>
    <style:style style:name="P15" style:family="paragraph" style:parent-style-name="Text_20_body">
      <style:paragraph-properties fo:text-align="start" style:justify-single-word="false"/>
      <style:text-properties officeooo:rsid="001e3683" officeooo:paragraph-rsid="00aad13a"/>
    </style:style>
    <style:style style:name="P16" style:family="paragraph" style:parent-style-name="Text_20_body">
      <style:text-properties officeooo:rsid="0026109d" officeooo:paragraph-rsid="0026109d"/>
    </style:style>
    <style:style style:name="P17" style:family="paragraph" style:parent-style-name="Text_20_body">
      <style:text-properties officeooo:rsid="0026aa80" officeooo:paragraph-rsid="0026aa80"/>
    </style:style>
    <style:style style:name="P18" style:family="paragraph" style:parent-style-name="Text_20_body">
      <style:text-properties officeooo:rsid="00516b9e" officeooo:paragraph-rsid="00516b9e"/>
    </style:style>
    <style:style style:name="P19" style:family="paragraph" style:parent-style-name="Text_20_body">
      <style:text-properties officeooo:rsid="00516b9e" officeooo:paragraph-rsid="0079bec6"/>
    </style:style>
    <style:style style:name="P20" style:family="paragraph" style:parent-style-name="Text_20_body">
      <style:text-properties officeooo:rsid="00516b9e" officeooo:paragraph-rsid="009279c8"/>
    </style:style>
    <style:style style:name="P21" style:family="paragraph" style:parent-style-name="Text_20_body">
      <style:text-properties officeooo:rsid="00516b9e" officeooo:paragraph-rsid="00aad13a"/>
    </style:style>
    <style:style style:name="P22" style:family="paragraph" style:parent-style-name="Text_20_body">
      <style:text-properties officeooo:rsid="0094dcd6" officeooo:paragraph-rsid="0026109d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1">
      <style:paragraph-properties fo:break-before="page"/>
      <style:text-properties officeooo:paragraph-rsid="00644693"/>
    </style:style>
    <style:style style:name="P25" style:family="paragraph" style:parent-style-name="Heading_20_1">
      <style:paragraph-properties fo:break-before="page"/>
      <style:text-properties officeooo:paragraph-rsid="0079bec6"/>
    </style:style>
    <style:style style:name="P26" style:family="paragraph" style:parent-style-name="Heading_20_1">
      <style:paragraph-properties fo:break-before="page"/>
      <style:text-properties officeooo:paragraph-rsid="009279c8"/>
    </style:style>
    <style:style style:name="P27" style:family="paragraph" style:parent-style-name="Heading_20_1">
      <style:paragraph-properties fo:break-before="page"/>
      <style:text-properties officeooo:paragraph-rsid="00aad13a"/>
    </style:style>
    <style:style style:name="P28" style:family="paragraph" style:parent-style-name="Table_20_Contents">
      <style:text-properties style:font-name="Courier 10 Pitch" officeooo:rsid="0026109d" officeooo:paragraph-rsid="0026109d"/>
    </style:style>
    <style:style style:name="P29" style:family="paragraph" style:parent-style-name="Table_20_Contents">
      <style:text-properties style:font-name="Courier 10 Pitch" officeooo:rsid="0026109d" officeooo:paragraph-rsid="0026f13d"/>
    </style:style>
    <style:style style:name="P30" style:family="paragraph" style:parent-style-name="Table_20_Contents">
      <style:text-properties style:font-name="Courier 10 Pitch" officeooo:rsid="0026f13d" officeooo:paragraph-rsid="0026f13d"/>
    </style:style>
    <style:style style:name="P31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1e3683" officeooo:paragraph-rsid="001e3683"/>
    </style:style>
    <style:style style:name="P32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1e3683" officeooo:paragraph-rsid="00224e1c"/>
    </style:style>
    <style:style style:name="P33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1e3683" officeooo:paragraph-rsid="0079bec6"/>
    </style:style>
    <style:style style:name="P34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24bbac" officeooo:paragraph-rsid="0024bbac"/>
    </style:style>
    <style:style style:name="P35" style:family="paragraph" style:parent-style-name="Table_20_Contents">
      <style:paragraph-properties fo:margin-top="0in" fo:margin-bottom="0.0598in" style:contextual-spacing="false" fo:text-align="start" style:justify-single-word="false"/>
      <style:text-properties style:font-name="Courier 10 Pitch" officeooo:rsid="0061b9fe" officeooo:paragraph-rsid="0061b9fe"/>
    </style:style>
    <style:style style:name="P36" style:family="paragraph" style:parent-style-name="Table_20_Contents">
      <style:paragraph-properties fo:margin-top="0in" fo:margin-bottom="0.0598in" style:contextual-spacing="false" fo:text-align="start" style:justify-single-word="false"/>
      <style:text-properties style:font-name="Courier 10 Pitch" officeooo:rsid="0064f93b" officeooo:paragraph-rsid="0064f93b"/>
    </style:style>
    <style:style style:name="P37" style:family="paragraph" style:parent-style-name="Table_20_Contents">
      <style:paragraph-properties fo:margin-top="0in" fo:margin-bottom="0.0598in" style:contextual-spacing="false" fo:text-align="start" style:justify-single-word="false"/>
      <style:text-properties style:font-name="Courier 10 Pitch" officeooo:rsid="006a2f81" officeooo:paragraph-rsid="006a2f81"/>
    </style:style>
    <style:style style:name="P38" style:family="paragraph" style:parent-style-name="Table_20_Contents">
      <style:paragraph-properties fo:margin-top="0in" fo:margin-bottom="0.0598in" style:contextual-spacing="false" fo:text-align="start" style:justify-single-word="false"/>
      <style:text-properties style:font-name="Courier 10 Pitch" officeooo:rsid="006d421d" officeooo:paragraph-rsid="006d421d"/>
    </style:style>
    <style:style style:name="P39" style:family="paragraph" style:parent-style-name="Table_20_Contents">
      <style:paragraph-properties fo:margin-top="0in" fo:margin-bottom="0.0598in" style:contextual-spacing="false" fo:text-align="start" style:justify-single-word="false"/>
      <style:text-properties style:font-name="Courier 10 Pitch" officeooo:rsid="006ea3d3" officeooo:paragraph-rsid="006ea3d3"/>
    </style:style>
    <style:style style:name="P40" style:family="paragraph" style:parent-style-name="Table_20_Contents">
      <style:paragraph-properties fo:margin-top="0in" fo:margin-bottom="0.0598in" style:contextual-spacing="false" fo:text-align="start" style:justify-single-word="false"/>
      <style:text-properties style:font-name="Courier 10 Pitch" officeooo:rsid="0070955d" officeooo:paragraph-rsid="0070955d"/>
    </style:style>
    <style:style style:name="P41" style:family="paragraph" style:parent-style-name="Table_20_Contents">
      <style:paragraph-properties fo:margin-top="0in" fo:margin-bottom="0.0598in" style:contextual-spacing="false" fo:text-align="start" style:justify-single-word="false"/>
      <style:text-properties style:font-name="Courier 10 Pitch" officeooo:rsid="00766e63" officeooo:paragraph-rsid="00766e63"/>
    </style:style>
    <style:style style:name="P42" style:family="paragraph" style:parent-style-name="Table_20_Contents">
      <style:paragraph-properties fo:margin-top="0in" fo:margin-bottom="0.0598in" style:contextual-spacing="false" fo:text-align="start" style:justify-single-word="false"/>
      <style:text-properties style:font-name="Courier 10 Pitch" officeooo:rsid="007d6fa0" officeooo:paragraph-rsid="007d6fa0"/>
    </style:style>
    <style:style style:name="P43" style:family="paragraph" style:parent-style-name="Table_20_Contents">
      <style:paragraph-properties fo:margin-top="0in" fo:margin-bottom="0.0598in" style:contextual-spacing="false" fo:text-align="start" style:justify-single-word="false"/>
      <style:text-properties style:font-name="Courier 10 Pitch" officeooo:rsid="0089263f" officeooo:paragraph-rsid="0089263f"/>
    </style:style>
    <style:style style:name="P44" style:family="paragraph" style:parent-style-name="Table_20_Contents">
      <style:paragraph-properties fo:margin-top="0in" fo:margin-bottom="0.0598in" style:contextual-spacing="false" fo:text-align="start" style:justify-single-word="false"/>
      <style:text-properties style:font-name="Courier 10 Pitch" officeooo:rsid="008e8625" officeooo:paragraph-rsid="008e8625"/>
    </style:style>
    <style:style style:name="P45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61b9fe" officeooo:paragraph-rsid="0061b9fe" style:font-weight-asian="normal" style:font-weight-complex="normal"/>
    </style:style>
    <style:style style:name="P46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64f93b" officeooo:paragraph-rsid="0064f93b" style:font-weight-asian="normal" style:font-weight-complex="normal"/>
    </style:style>
    <style:style style:name="P47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6a07a6" officeooo:paragraph-rsid="006a07a6" style:font-weight-asian="normal" style:font-weight-complex="normal"/>
    </style:style>
    <style:style style:name="P48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6b6e43" officeooo:paragraph-rsid="006b6e43" style:font-weight-asian="normal" style:font-weight-complex="normal"/>
    </style:style>
    <style:style style:name="P49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6b6e43" officeooo:paragraph-rsid="006d421d" style:font-weight-asian="normal" style:font-weight-complex="normal"/>
    </style:style>
    <style:style style:name="P50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6d421d" officeooo:paragraph-rsid="006d421d" style:font-weight-asian="normal" style:font-weight-complex="normal"/>
    </style:style>
    <style:style style:name="P51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6e22d9" officeooo:paragraph-rsid="006e22d9" style:font-weight-asian="normal" style:font-weight-complex="normal"/>
    </style:style>
    <style:style style:name="P52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6f855d" officeooo:paragraph-rsid="006f855d" style:font-weight-asian="normal" style:font-weight-complex="normal"/>
    </style:style>
    <style:style style:name="P53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70955d" officeooo:paragraph-rsid="0070955d" style:font-weight-asian="normal" style:font-weight-complex="normal"/>
    </style:style>
    <style:style style:name="P54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726f62" officeooo:paragraph-rsid="00726f62" style:font-weight-asian="normal" style:font-weight-complex="normal"/>
    </style:style>
    <style:style style:name="P55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7403f9" officeooo:paragraph-rsid="007403f9" style:font-weight-asian="normal" style:font-weight-complex="normal"/>
    </style:style>
    <style:style style:name="P56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75fc69" officeooo:paragraph-rsid="0075fc69" style:font-weight-asian="normal" style:font-weight-complex="normal"/>
    </style:style>
    <style:style style:name="P57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75fc69" officeooo:paragraph-rsid="00783759" style:font-weight-asian="normal" style:font-weight-complex="normal"/>
    </style:style>
    <style:style style:name="P58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783759" officeooo:paragraph-rsid="00783759" style:font-weight-asian="normal" style:font-weight-complex="normal"/>
    </style:style>
    <style:style style:name="P59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7d2c48" officeooo:paragraph-rsid="007d2c48" style:font-weight-asian="normal" style:font-weight-complex="normal"/>
    </style:style>
    <style:style style:name="P60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7d2c48" officeooo:paragraph-rsid="007f9775" style:font-weight-asian="normal" style:font-weight-complex="normal"/>
    </style:style>
    <style:style style:name="P61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7d2c48" officeooo:paragraph-rsid="009279c8" style:font-weight-asian="normal" style:font-weight-complex="normal"/>
    </style:style>
    <style:style style:name="P62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878236" officeooo:paragraph-rsid="00878236" style:font-weight-asian="normal" style:font-weight-complex="normal"/>
    </style:style>
    <style:style style:name="P63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878236" officeooo:paragraph-rsid="0089cbed" style:font-weight-asian="normal" style:font-weight-complex="normal"/>
    </style:style>
    <style:style style:name="P64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878236" officeooo:paragraph-rsid="008ae8a6" style:font-weight-asian="normal" style:font-weight-complex="normal"/>
    </style:style>
    <style:style style:name="P65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878236" officeooo:paragraph-rsid="009279c8" style:font-weight-asian="normal" style:font-weight-complex="normal"/>
    </style:style>
    <style:style style:name="P66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878236" officeooo:paragraph-rsid="009b01fe" style:font-weight-asian="normal" style:font-weight-complex="normal"/>
    </style:style>
    <style:style style:name="P67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8c884e" officeooo:paragraph-rsid="008c884e" style:font-weight-asian="normal" style:font-weight-complex="normal"/>
    </style:style>
    <style:style style:name="P68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8c884e" officeooo:paragraph-rsid="008f4668" style:font-weight-asian="normal" style:font-weight-complex="normal"/>
    </style:style>
    <style:style style:name="P69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8c884e" officeooo:paragraph-rsid="009279c8" style:font-weight-asian="normal" style:font-weight-complex="normal"/>
    </style:style>
    <style:style style:name="P70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8c884e" officeooo:paragraph-rsid="009f1b12" style:font-weight-asian="normal" style:font-weight-complex="normal"/>
    </style:style>
    <style:style style:name="P71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9309b6" officeooo:paragraph-rsid="009309b6" style:font-weight-asian="normal" style:font-weight-complex="normal"/>
    </style:style>
    <style:style style:name="P72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93e4a3" officeooo:paragraph-rsid="0093e4a3" style:font-weight-asian="normal" style:font-weight-complex="normal"/>
    </style:style>
    <style:style style:name="P73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9b01fe" officeooo:paragraph-rsid="009b01fe" style:font-weight-asian="normal" style:font-weight-complex="normal"/>
    </style:style>
    <style:style style:name="P74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9f1b12" officeooo:paragraph-rsid="009f1b12" style:font-weight-asian="normal" style:font-weight-complex="normal"/>
    </style:style>
    <style:style style:name="P75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a38e4e" officeooo:paragraph-rsid="00a38e4e" style:font-weight-asian="normal" style:font-weight-complex="normal"/>
    </style:style>
    <style:style style:name="P76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a38e4e" officeooo:paragraph-rsid="00a7de49" style:font-weight-asian="normal" style:font-weight-complex="normal"/>
    </style:style>
    <style:style style:name="P77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a38e4e" officeooo:paragraph-rsid="00a890c7" style:font-weight-asian="normal" style:font-weight-complex="normal"/>
    </style:style>
    <style:style style:name="P78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a38e4e" officeooo:paragraph-rsid="00aad13a" style:font-weight-asian="normal" style:font-weight-complex="normal"/>
    </style:style>
    <style:style style:name="P79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ac3399" officeooo:paragraph-rsid="00ac3399" style:font-weight-asian="normal" style:font-weight-complex="normal"/>
    </style:style>
    <style:style style:name="P80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ac3399" officeooo:paragraph-rsid="00aecf9c" style:font-weight-asian="normal" style:font-weight-complex="normal"/>
    </style:style>
    <style:style style:name="P81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ac80c6" officeooo:paragraph-rsid="00ac80c6" style:font-weight-asian="normal" style:font-weight-complex="normal"/>
    </style:style>
    <style:style style:name="P82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ac80c6" officeooo:paragraph-rsid="00aecf9c" style:font-weight-asian="normal" style:font-weight-complex="normal"/>
    </style:style>
    <style:style style:name="P83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ac80c6" officeooo:paragraph-rsid="00aff9df" style:font-weight-asian="normal" style:font-weight-complex="normal"/>
    </style:style>
    <style:style style:name="P84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b06fa6" officeooo:paragraph-rsid="00b06fa6" style:font-weight-asian="normal" style:font-weight-complex="normal"/>
    </style:style>
    <style:style style:name="P85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b39140" officeooo:paragraph-rsid="00b39140" style:font-weight-asian="normal" style:font-weight-complex="normal"/>
    </style:style>
    <style:style style:name="P86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b56805" officeooo:paragraph-rsid="00b56805" style:font-weight-asian="normal" style:font-weight-complex="normal"/>
    </style:style>
    <style:style style:name="P87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b58778" officeooo:paragraph-rsid="00b58778" style:font-weight-asian="normal" style:font-weight-complex="normal"/>
    </style:style>
    <style:style style:name="P88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ba9334" officeooo:paragraph-rsid="00ba9334" style:font-weight-asian="normal" style:font-weight-complex="normal"/>
    </style:style>
    <style:style style:name="P89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bb7b53" officeooo:paragraph-rsid="00bb7b53" style:font-weight-asian="normal" style:font-weight-complex="normal"/>
    </style:style>
    <style:style style:name="P90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61b9fe" officeooo:paragraph-rsid="0061b9fe"/>
    </style:style>
    <style:style style:name="P91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63960d" officeooo:paragraph-rsid="0063960d"/>
    </style:style>
    <style:style style:name="P92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64f93b" officeooo:paragraph-rsid="0064f93b"/>
    </style:style>
    <style:style style:name="P93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66cda5" officeooo:paragraph-rsid="0066cda5"/>
    </style:style>
    <style:style style:name="P94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6a07a6" officeooo:paragraph-rsid="006a07a6"/>
    </style:style>
    <style:style style:name="P95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6a2f81" officeooo:paragraph-rsid="006a2f81"/>
    </style:style>
    <style:style style:name="P96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6d421d" officeooo:paragraph-rsid="006d421d"/>
    </style:style>
    <style:style style:name="P97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6ea3d3" officeooo:paragraph-rsid="006ea3d3"/>
    </style:style>
    <style:style style:name="P98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70955d" officeooo:paragraph-rsid="0070955d"/>
    </style:style>
    <style:style style:name="P99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766e63" officeooo:paragraph-rsid="00766e63"/>
    </style:style>
    <style:style style:name="P100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7d6fa0" officeooo:paragraph-rsid="007d6fa0"/>
    </style:style>
    <style:style style:name="P101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7f9775" officeooo:paragraph-rsid="007f9775"/>
    </style:style>
    <style:style style:name="P102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81cdf6" officeooo:paragraph-rsid="0081cdf6"/>
    </style:style>
    <style:style style:name="P103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89263f" officeooo:paragraph-rsid="0089263f"/>
    </style:style>
    <style:style style:name="P104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89cbed" officeooo:paragraph-rsid="0089cbed"/>
    </style:style>
    <style:style style:name="P105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8b9c04" officeooo:paragraph-rsid="008b9c04"/>
    </style:style>
    <style:style style:name="P106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8e8625" officeooo:paragraph-rsid="008e8625"/>
    </style:style>
    <style:style style:name="P107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8ebc0b" officeooo:paragraph-rsid="008ebc0b"/>
    </style:style>
    <style:style style:name="P108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8f4668" officeooo:paragraph-rsid="008f4668"/>
    </style:style>
    <style:style style:name="P109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9782c4" officeooo:paragraph-rsid="009782c4"/>
    </style:style>
    <style:style style:name="P110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996746" officeooo:paragraph-rsid="00996746"/>
    </style:style>
    <style:style style:name="P111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9c7271" officeooo:paragraph-rsid="009c7271"/>
    </style:style>
    <style:style style:name="P112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9e722b" officeooo:paragraph-rsid="009e722b"/>
    </style:style>
    <style:style style:name="P113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a38e4e" officeooo:paragraph-rsid="00a38e4e"/>
    </style:style>
    <style:style style:name="P114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a38e4e" officeooo:paragraph-rsid="00aad13a"/>
    </style:style>
    <style:style style:name="P115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a3e4d7" officeooo:paragraph-rsid="00a3e4d7"/>
    </style:style>
    <style:style style:name="P116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a3e4d7" officeooo:paragraph-rsid="00aad13a"/>
    </style:style>
    <style:style style:name="P117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ac14c2" officeooo:paragraph-rsid="00ac14c2"/>
    </style:style>
    <style:style style:name="P118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ad2312" officeooo:paragraph-rsid="00ad2312"/>
    </style:style>
    <style:style style:name="P119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aecf9c" officeooo:paragraph-rsid="00aecf9c"/>
    </style:style>
    <style:style style:name="P120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b39140" officeooo:paragraph-rsid="00b39140"/>
    </style:style>
    <style:style style:name="P121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b5bcb5" officeooo:paragraph-rsid="00b5bcb5"/>
    </style:style>
    <style:style style:name="P122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b97161" officeooo:paragraph-rsid="00b97161"/>
    </style:style>
    <style:style style:name="P123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Courier 10 Pitch" officeooo:rsid="009782c4" officeooo:paragraph-rsid="009782c4"/>
    </style:style>
    <style:style style:name="P124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Courier 10 Pitch" officeooo:rsid="009c7271" officeooo:paragraph-rsid="009c7271"/>
    </style:style>
    <style:style style:name="P125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Courier 10 Pitch" officeooo:rsid="00a3e4d7" officeooo:paragraph-rsid="00a3e4d7"/>
    </style:style>
    <style:style style:name="P126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Courier 10 Pitch" officeooo:rsid="00ad2312" officeooo:paragraph-rsid="00ad2312"/>
    </style:style>
    <style:style style:name="P127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Courier 10 Pitch" officeooo:rsid="00b8bc4d" officeooo:paragraph-rsid="00b8bc4d"/>
    </style:style>
    <style:style style:name="P128" style:family="paragraph" style:parent-style-name="Table_20_Contents">
      <style:paragraph-properties fo:margin-top="0in" fo:margin-bottom="0in" style:contextual-spacing="false" fo:text-align="start" style:justify-single-word="false"/>
      <style:text-properties officeooo:rsid="00a3e4d7" officeooo:paragraph-rsid="00aad13a"/>
    </style:style>
    <style:style style:name="T1" style:family="text">
      <style:text-properties officeooo:rsid="001861ea"/>
    </style:style>
    <style:style style:name="T2" style:family="text">
      <style:text-properties officeooo:rsid="001fde5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83b1c2" style:font-weight-asian="bold" style:font-weight-complex="bold"/>
    </style:style>
    <style:style style:name="T5" style:family="text">
      <style:text-properties fo:font-weight="bold" officeooo:rsid="008ae8a6" style:font-weight-asian="bold" style:font-weight-complex="bold"/>
    </style:style>
    <style:style style:name="T6" style:family="text">
      <style:text-properties fo:font-weight="bold" officeooo:rsid="008f4668" style:font-weight-asian="bold" style:font-weight-complex="bold"/>
    </style:style>
    <style:style style:name="T7" style:family="text">
      <style:text-properties fo:font-weight="bold" officeooo:rsid="0095134f" style:font-weight-asian="bold" style:font-weight-complex="bold"/>
    </style:style>
    <style:style style:name="T8" style:family="text">
      <style:text-properties fo:font-weight="bold" officeooo:rsid="0095a017" style:font-weight-asian="bold" style:font-weight-complex="bold"/>
    </style:style>
    <style:style style:name="T9" style:family="text">
      <style:text-properties fo:font-weight="bold" officeooo:rsid="00a5ac6b" style:font-weight-asian="bold" style:font-weight-complex="bold"/>
    </style:style>
    <style:style style:name="T10" style:family="text">
      <style:text-properties fo:font-weight="bold" officeooo:rsid="00a890c7" style:font-weight-asian="bold" style:font-weight-complex="bold"/>
    </style:style>
    <style:style style:name="T11" style:family="text">
      <style:text-properties fo:font-weight="bold" officeooo:rsid="00a8deee" style:font-weight-asian="bold" style:font-weight-complex="bold"/>
    </style:style>
    <style:style style:name="T12" style:family="text">
      <style:text-properties fo:font-weight="bold" officeooo:rsid="00aff9df" style:font-weight-asian="bold" style:font-weight-complex="bold"/>
    </style:style>
    <style:style style:name="T13" style:family="text">
      <style:text-properties fo:font-weight="bold" officeooo:rsid="00b06fa6" style:font-weight-asian="bold" style:font-weight-complex="bold"/>
    </style:style>
    <style:style style:name="T14" style:family="text">
      <style:text-properties fo:font-weight="bold" officeooo:rsid="00bb7b53" style:font-weight-asian="bold" style:font-weight-complex="bold"/>
    </style:style>
    <style:style style:name="T15" style:family="text">
      <style:text-properties officeooo:rsid="00224e1c"/>
    </style:style>
    <style:style style:name="T16" style:family="text">
      <style:text-properties style:font-name="Courier 10 Pitch" officeooo:rsid="0026109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a5ac6b" style:font-weight-asian="normal" style:font-weight-complex="normal"/>
    </style:style>
    <style:style style:name="T19" style:family="text">
      <style:text-properties officeooo:rsid="0029a64a"/>
    </style:style>
    <style:style style:name="T20" style:family="text">
      <style:text-properties officeooo:rsid="002c5595"/>
    </style:style>
    <style:style style:name="T21" style:family="text">
      <style:text-properties officeooo:rsid="0061b9fe"/>
    </style:style>
    <style:style style:name="T22" style:family="text">
      <style:text-properties officeooo:rsid="006d421d"/>
    </style:style>
    <style:style style:name="T23" style:family="text">
      <style:text-properties officeooo:rsid="0078849f"/>
    </style:style>
    <style:style style:name="T24" style:family="text">
      <style:text-properties officeooo:rsid="00793461"/>
    </style:style>
    <style:style style:name="T25" style:family="text">
      <style:text-properties officeooo:rsid="007aa778"/>
    </style:style>
    <style:style style:name="T26" style:family="text">
      <style:text-properties officeooo:rsid="007b6242"/>
    </style:style>
    <style:style style:name="T27" style:family="text">
      <style:text-properties officeooo:rsid="007f5b60"/>
    </style:style>
    <style:style style:name="T28" style:family="text">
      <style:text-properties officeooo:rsid="0083b1c2"/>
    </style:style>
    <style:style style:name="T29" style:family="text">
      <style:text-properties officeooo:rsid="008466ed"/>
    </style:style>
    <style:style style:name="T30" style:family="text">
      <style:text-properties officeooo:rsid="0089263f"/>
    </style:style>
    <style:style style:name="T31" style:family="text">
      <style:text-properties officeooo:rsid="0089ca42"/>
    </style:style>
    <style:style style:name="T32" style:family="text">
      <style:text-properties officeooo:rsid="00915636"/>
    </style:style>
    <style:style style:name="T33" style:family="text">
      <style:text-properties officeooo:rsid="00a1b238"/>
    </style:style>
    <style:style style:name="T34" style:family="text">
      <style:text-properties officeooo:rsid="00a5ac6b"/>
    </style:style>
    <style:style style:name="T35" style:family="text">
      <style:text-properties officeooo:rsid="00a8deee"/>
    </style:style>
    <style:style style:name="T36" style:family="text">
      <style:text-properties officeooo:rsid="00bb7b53"/>
    </style:style>
    <style:style style:name="T37" style:family="text">
      <style:text-properties officeooo:rsid="00bfb2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his is extra-credit homework to get more practice with programming, small steps at a time. Odd-numbered problems have answers on the next page, while you get credit for any even-numbered answers turned in. <text:span text:style-name="T2">Practice doing both even and odd problems, using the answers as a guide afterward.</text:span></text:p>
      <text:p text:style-name="P16">First, create a basic C++ program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8">#include &lt;iostream&gt;</text:p>
            <text:p text:style-name="P30">#include &lt;string&gt;</text:p>
            <text:p text:style-name="P28">using namespace std;</text:p>
            <text:p text:style-name="P28"/>
            <text:p text:style-name="P28">int main()</text:p>
            <text:p text:style-name="P28">{</text:p>
            <text:p text:style-name="P28"><text:s text:c="4"/>return 0;</text:p>
            <text:p text:style-name="P28">}</text:p>
          </table:table-cell>
        </table:table-row>
      </table:table>
      <text:p text:style-name="P16"/>
      <text:p text:style-name="P16">For the turn-in problems (even numbered), you can have one right after another in the same program. Use a comment to specify which part of the code belongs to which problem. Example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9">#include &lt;iostream&gt;</text:p>
            <text:p text:style-name="P30">#include &lt;string&gt;</text:p>
            <text:p text:style-name="P28">using namespace std;</text:p>
            <text:p text:style-name="P28"/>
            <text:p text:style-name="P28">int main()</text:p>
            <text:p text:style-name="P28">{</text:p>
            <text:p text:style-name="P28"><text:s text:c="4"/>// Question 1.</text:p>
            <text:p text:style-name="P28"><text:s text:c="4"/>int number;</text:p>
            <text:p text:style-name="P28"><text:s text:c="4"/></text:p>
            <text:p text:style-name="P28"><text:s text:c="4"/>// Question 2.</text:p>
            <text:p text:style-name="P28"><text:s text:c="4"/>char letter;</text:p>
            <text:p text:style-name="P28"><text:s text:c="4"/></text:p>
            <text:p text:style-name="P28"><text:s text:c="4"/>return 0;</text:p>
            <text:p text:style-name="P28">}</text:p>
          </table:table-cell>
        </table:table-row>
      </table:table>
      <text:p text:style-name="P22"/>
      <text:p text:style-name="P17">Submit the .cpp (C++ Source) file once you are done.</text:p>
      <text:p text:style-name="P16"/>
      <text:p text:style-name="P5"/>
      <text:h text:style-name="P23" text:outline-level="1">Questions: <text:span text:style-name="T21">Boolean Expressions</text:span></text:h>
      <text:p text:style-name="P18">Points possible: <text:span text:style-name="T24">8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1">1.</text:p>
          </table:table-cell>
          <table:table-cell table:style-name="Table1.B1" office:value-type="string">
            <text:p text:style-name="P45"><text:span text:style-name="T15">W</text:span>rite a boolean expression that signifies “x is greater than y”.</text:p>
          </table:table-cell>
        </table:table-row>
        <table:table-row>
          <table:table-cell table:style-name="Table1.A2" office:value-type="string">
            <text:p text:style-name="P34">2.</text:p>
          </table:table-cell>
          <table:table-cell table:style-name="Table1.B2" office:value-type="string">
            <text:p text:style-name="P45">Write a boolean expression that signifies “x is less than y”.</text:p>
          </table:table-cell>
        </table:table-row>
        <table:table-row>
          <table:table-cell table:style-name="Table1.A2" office:value-type="string">
            <text:p text:style-name="P90">3.</text:p>
          </table:table-cell>
          <table:table-cell table:style-name="Table1.B2" office:value-type="string">
            <text:p text:style-name="P45"><text:span text:style-name="T19">W</text:span>rite a boolean expression that signifies “x is greater than or equal to y”.</text:p>
          </table:table-cell>
        </table:table-row>
        <table:table-row>
          <table:table-cell table:style-name="Table1.A2" office:value-type="string">
            <text:p text:style-name="P90">4.</text:p>
          </table:table-cell>
          <table:table-cell table:style-name="Table1.B2" office:value-type="string">
            <text:p text:style-name="P45"><text:span text:style-name="T19">W</text:span>rite a boolean expression that signifies “x is less than or equal to y”.</text:p>
          </table:table-cell>
        </table:table-row>
        <table:table-row>
          <table:table-cell table:style-name="Table1.A2" office:value-type="string">
            <text:p text:style-name="P92">5.</text:p>
          </table:table-cell>
          <table:table-cell table:style-name="Table1.B2" office:value-type="string">
            <text:p text:style-name="P46"><text:span text:style-name="T20">W</text:span>rite a boolean expression that signifies “x is equal to y”.</text:p>
          </table:table-cell>
        </table:table-row>
        <table:table-row>
          <table:table-cell table:style-name="Table1.A2" office:value-type="string">
            <text:p text:style-name="P94">6.</text:p>
          </table:table-cell>
          <table:table-cell table:style-name="Table1.B2" office:value-type="string">
            <text:p text:style-name="P47">Write a boolean expression that signifies “a is equal to b”.</text:p>
          </table:table-cell>
        </table:table-row>
        <table:table-row>
          <table:table-cell table:style-name="Table1.A2" office:value-type="string">
            <text:p text:style-name="P47">7.</text:p>
          </table:table-cell>
          <table:table-cell table:style-name="Table1.B2" office:value-type="string">
            <text:p text:style-name="P47">Write a boolean expression that signifies “x is not equal to y”.</text:p>
          </table:table-cell>
        </table:table-row>
        <table:table-row>
          <table:table-cell table:style-name="Table1.A2" office:value-type="string">
            <text:p text:style-name="P47">8.</text:p>
          </table:table-cell>
          <table:table-cell table:style-name="Table1.B2" office:value-type="string">
            <text:p text:style-name="P47">Write a boolean expression that signifies “y is not equal to z”.</text:p>
          </table:table-cell>
        </table:table-row>
        <table:table-row>
          <table:table-cell table:style-name="Table1.A2" office:value-type="string">
            <text:p text:style-name="P48">9.</text:p>
          </table:table-cell>
          <table:table-cell table:style-name="Table1.B2" office:value-type="string">
            <text:p text:style-name="P48">Write a boolean expression that signifies “x is greater than y or y is greater than z”.</text:p>
          </table:table-cell>
        </table:table-row>
        <table:table-row>
          <table:table-cell table:style-name="Table1.A2" office:value-type="string">
            <text:p text:style-name="P50">10.</text:p>
          </table:table-cell>
          <table:table-cell table:style-name="Table1.B2" office:value-type="string">
            <text:p text:style-name="P49">Write a boolean expression that signifies “x is <text:span text:style-name="T22">less</text:span> than y or y is <text:span text:style-name="T22">less</text:span> than z”.</text:p>
          </table:table-cell>
        </table:table-row>
        <table:table-row>
          <table:table-cell table:style-name="Table1.A2" office:value-type="string">
            <text:p text:style-name="P51">11.</text:p>
          </table:table-cell>
          <table:table-cell table:style-name="Table1.B2" office:value-type="string">
            <text:p text:style-name="P51">Write a boolean expression that signifies “x is equal to y and x is equal to z”.</text:p>
          </table:table-cell>
        </table:table-row>
        <table:table-row>
          <table:table-cell table:style-name="Table1.A2" office:value-type="string">
            <text:p text:style-name="P52">12.</text:p>
          </table:table-cell>
          <table:table-cell table:style-name="Table1.B2" office:value-type="string">
            <text:p text:style-name="P52">Write a boolean expression that signifies “x is not equal to y and y is not equal to z”.</text:p>
          </table:table-cell>
        </table:table-row>
        <table:table-row>
          <table:table-cell table:style-name="Table1.A2" office:value-type="string">
            <text:p text:style-name="P53">13.</text:p>
          </table:table-cell>
          <table:table-cell table:style-name="Table1.B2" office:value-type="string">
            <text:p text:style-name="P53">Write a boolean expression that signifies “x is true”.</text:p>
          </table:table-cell>
        </table:table-row>
        <table:table-row>
          <table:table-cell table:style-name="Table1.A2" office:value-type="string">
            <text:p text:style-name="P54">14.</text:p>
          </table:table-cell>
          <table:table-cell table:style-name="Table1.B2" office:value-type="string">
            <text:p text:style-name="P54">Write a boolean expression that signifies “x is false”.</text:p>
          </table:table-cell>
        </table:table-row>
        <table:table-row>
          <table:table-cell table:style-name="Table1.A2" office:value-type="string">
            <text:p text:style-name="P55">15.</text:p>
          </table:table-cell>
          <table:table-cell table:style-name="Table1.B2" office:value-type="string">
            <text:p text:style-name="P56">Write a boolean expression that signifies “x is true and y is false”.</text:p>
          </table:table-cell>
        </table:table-row>
        <table:table-row>
          <table:table-cell table:style-name="Table1.A2" office:value-type="string">
            <text:p text:style-name="P58">16.</text:p>
          </table:table-cell>
          <table:table-cell table:style-name="Table1.B2" office:value-type="string">
            <text:p text:style-name="P57">Write a boolean expression that signifies “x is true <text:span text:style-name="T23">or</text:span> y is false”.</text:p>
          </table:table-cell>
        </table:table-row>
      </table:table>
      <text:p text:style-name="P10"/>
      <text:p text:style-name="P12"/>
      <text:h text:style-name="P24" text:outline-level="1">Answers: <text:span text:style-name="T21">Boolean Expressions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2">1.</text:p>
          </table:table-cell>
          <table:table-cell table:style-name="Table2.B1" office:value-type="string">
            <text:p text:style-name="P35">x &gt; y</text:p>
          </table:table-cell>
        </table:table-row>
        <table:table-row>
          <table:table-cell table:style-name="Table2.A2" office:value-type="string">
            <text:p text:style-name="P90">3.</text:p>
          </table:table-cell>
          <table:table-cell table:style-name="Table2.B2" office:value-type="string">
            <text:p text:style-name="P35">x &gt;= y</text:p>
          </table:table-cell>
        </table:table-row>
        <table:table-row>
          <table:table-cell table:style-name="Table2.A2" office:value-type="string">
            <text:p text:style-name="P91">5.</text:p>
          </table:table-cell>
          <table:table-cell table:style-name="Table2.B2" office:value-type="string">
            <text:p text:style-name="P36">x == y</text:p>
            <text:p text:style-name="P92"/>
            <text:p text:style-name="P93">In C++, to ask “are these two things equal”, we use the <text:span text:style-name="T3">equal to </text:span><text:span text:style-name="T17">operator </text:span><text:span text:style-name="T3">==.</text:span></text:p>
            <text:p text:style-name="P93"><text:span text:style-name="T17">If you use just one equal sign, that means it is an </text:span><text:span text:style-name="T3">assignment statement.</text:span></text:p>
          </table:table-cell>
        </table:table-row>
        <table:table-row>
          <table:table-cell table:style-name="Table2.A2" office:value-type="string">
            <text:p text:style-name="P95">7.</text:p>
          </table:table-cell>
          <table:table-cell table:style-name="Table2.B2" office:value-type="string">
            <text:p text:style-name="P37">x != y</text:p>
            <text:p text:style-name="P95"/>
            <text:p text:style-name="P95">!= is the <text:span text:style-name="T3">not equal to</text:span><text:span text:style-name="T17"> operator.</text:span></text:p>
          </table:table-cell>
        </table:table-row>
        <table:table-row>
          <table:table-cell table:style-name="Table2.A2" office:value-type="string">
            <text:p text:style-name="P96">9.</text:p>
          </table:table-cell>
          <table:table-cell table:style-name="Table2.B2" office:value-type="string">
            <text:p text:style-name="P38">x &gt; y || y &gt; z</text:p>
          </table:table-cell>
        </table:table-row>
        <table:table-row>
          <table:table-cell table:style-name="Table2.A2" office:value-type="string">
            <text:p text:style-name="P97">11.</text:p>
          </table:table-cell>
          <table:table-cell table:style-name="Table2.B2" office:value-type="string">
            <text:p text:style-name="P39">x == y &amp;&amp; x == z</text:p>
          </table:table-cell>
        </table:table-row>
        <table:table-row>
          <table:table-cell table:style-name="Table2.A2" office:value-type="string">
            <text:p text:style-name="P98">13.</text:p>
          </table:table-cell>
          <table:table-cell table:style-name="Table2.B2" office:value-type="string">
            <text:p text:style-name="P40">x == true</text:p>
          </table:table-cell>
        </table:table-row>
        <table:table-row>
          <table:table-cell table:style-name="Table2.A2" office:value-type="string">
            <text:p text:style-name="P99">15.</text:p>
          </table:table-cell>
          <table:table-cell table:style-name="Table2.B2" office:value-type="string">
            <text:p text:style-name="P41">x == true &amp;&amp; y == false</text:p>
          </table:table-cell>
        </table:table-row>
      </table:table>
      <text:p text:style-name="P11"/>
      <text:p text:style-name="P6"/>
      <text:h text:style-name="P25" text:outline-level="1">Questions: <text:span text:style-name="T25">If Statements</text:span></text:h>
      <text:p text:style-name="P19">Points possible: <text:span text:style-name="T32">3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00">1<text:span text:style-name="T27">7</text:span>.</text:p>
          </table:table-cell>
          <table:table-cell table:style-name="Table5.B1" office:value-type="string">
            <text:p text:style-name="P59">Declare an integer variable called <text:span text:style-name="T3">age</text:span>. Get the user input and store it in <text:span text:style-name="T3">age</text:span>.</text:p>
            <text:p text:style-name="P59">If <text:span text:style-name="T3">age</text:span> is greater than or equal to 21, output the message <text:span text:style-name="T3">Beer!</text:span></text:p>
          </table:table-cell>
        </table:table-row>
        <table:table-row>
          <table:table-cell table:style-name="Table5.A2" office:value-type="string">
            <text:p text:style-name="P101">18.</text:p>
          </table:table-cell>
          <table:table-cell table:style-name="Table5.B2" office:value-type="string">
            <text:p text:style-name="P60">Declare an integer variable called <text:span text:style-name="T4">year</text:span>. Get the user input and store it in <text:span text:style-name="T4">year</text:span>.</text:p>
            <text:p text:style-name="P60">If <text:span text:style-name="T4">year</text:span> is <text:span text:style-name="T29">greater</text:span> than <text:span text:style-name="T29">1999</text:span>, output the message <text:span text:style-name="T4">Y2K</text:span></text:p>
          </table:table-cell>
        </table:table-row>
        <table:table-row>
          <table:table-cell table:style-name="Table5.A2" office:value-type="string">
            <text:p text:style-name="P102">19.</text:p>
          </table:table-cell>
          <table:table-cell table:style-name="Table5.B2" office:value-type="string">
            <text:p text:style-name="P62">Declare a character variable named <text:span text:style-name="T3">choice</text:span>. Output the text <text:span text:style-name="T3">Do you want to quit Y or N:</text:span></text:p>
            <text:p text:style-name="P62">Get the user input and store it in <text:span text:style-name="T3">choice</text:span>. If <text:span text:style-name="T3">choice</text:span> is equal to <text:span text:style-name="T3">Y</text:span>, output the message <text:span text:style-name="T3">Bye!</text:span></text:p>
          </table:table-cell>
        </table:table-row>
        <table:table-row>
          <table:table-cell table:style-name="Table5.A2" office:value-type="string">
            <text:p text:style-name="P104">20.</text:p>
          </table:table-cell>
          <table:table-cell table:style-name="Table5.B2" office:value-type="string">
            <text:p text:style-name="P63">Declare a character variable named <text:span text:style-name="T5">direction</text:span>. Output the text <text:span text:style-name="T5">Choose a direction N, E, S, W</text:span><text:span text:style-name="T3">:</text:span></text:p>
            <text:p text:style-name="P64">Get the user input and store it in <text:span text:style-name="T5">direction</text:span>. If <text:span text:style-name="T5">direction</text:span> is equal to <text:span text:style-name="T5">N</text:span>, output the message <text:span text:style-name="T5">North</text:span><text:span text:style-name="T3">!</text:span></text:p>
          </table:table-cell>
        </table:table-row>
        <table:table-row>
          <table:table-cell table:style-name="Table5.A2" office:value-type="string">
            <text:p text:style-name="P105">21.</text:p>
          </table:table-cell>
          <table:table-cell table:style-name="Table5.B2" office:value-type="string">
            <text:p text:style-name="P67">Declare a string variable named <text:span text:style-name="T3">operation</text:span>. Output the text <text:span text:style-name="T3">Do you want to ADD or DIVIDE?</text:span></text:p>
            <text:p text:style-name="P67">Get the user input and store it in <text:span text:style-name="T3">operation</text:span>. If <text:span text:style-name="T3">operation</text:span> is equal to <text:span text:style-name="T3">ADD</text:span>, <text:line-break/>output the value of <text:span text:style-name="T3">2 + 2</text:span>.</text:p>
          </table:table-cell>
        </table:table-row>
        <table:table-row>
          <table:table-cell table:style-name="Table5.A2" office:value-type="string">
            <text:p text:style-name="P108">22.</text:p>
          </table:table-cell>
          <table:table-cell table:style-name="Table5.B2" office:value-type="string">
            <text:p text:style-name="P68">Declare a string variable named <text:span text:style-name="T6">greet</text:span>. Output the text <text:span text:style-name="T6">Hello or Goodbye</text:span><text:span text:style-name="T3">?</text:span></text:p>
            <text:p text:style-name="P68">Get the user input and store it in <text:span text:style-name="T6">greet</text:span>. If <text:span text:style-name="T6">greet</text:span> is equal to <text:span text:style-name="T6">Hello</text:span>, <text:line-break/>output the value of <text:span text:style-name="T6">Hello World!</text:span></text:p>
          </table:table-cell>
        </table:table-row>
      </table:table>
      <text:p text:style-name="P13"/>
      <text:p text:style-name="P13"/>
      <text:h text:style-name="P25" text:outline-level="1">Answers: <text:span text:style-name="T26">If Statements</text:span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3">1<text:span text:style-name="T30">7</text:span>.</text:p>
          </table:table-cell>
          <table:table-cell table:style-name="Table6.B1" office:value-type="string">
            <text:p text:style-name="P42">int age;</text:p>
            <text:p text:style-name="P42">cout &lt;&lt; "Age: ";</text:p>
            <text:p text:style-name="P42">cin &gt;&gt; age;</text:p>
            <text:p text:style-name="P42">if ( age &gt; 21 )</text:p>
            <text:p text:style-name="P42">{</text:p>
            <text:p text:style-name="P42"><text:s text:c="4"/>cout &lt;&lt; "Beer!" &lt;&lt; endl;</text:p>
            <text:p text:style-name="P42">}</text:p>
          </table:table-cell>
        </table:table-row>
        <table:table-row>
          <table:table-cell table:style-name="Table6.A2" office:value-type="string">
            <text:p text:style-name="P103">19.</text:p>
          </table:table-cell>
          <table:table-cell table:style-name="Table6.B2" office:value-type="string">
            <text:p text:style-name="P43">char choice;</text:p>
            <text:p text:style-name="P43">cout &lt;&lt; "Do you want to quit Y or N: ";</text:p>
            <text:p text:style-name="P43">cin &gt;&gt; choice;</text:p>
            <text:p text:style-name="P43">if ( choice == 'Y' )</text:p>
            <text:p text:style-name="P43">{</text:p>
            <text:p text:style-name="P43"><text:s text:c="4"/>cout &lt;&lt; "Bye!" &lt;&lt; endl;</text:p>
            <text:p text:style-name="P43">}</text:p>
            <text:p text:style-name="Standard">Remember that the value of a <text:span text:style-name="T3">char</text:span> <text:span text:style-name="T31">must be stored within two single-quotes.</text:span></text:p>
          </table:table-cell>
        </table:table-row>
        <table:table-row>
          <table:table-cell table:style-name="Table6.A2" office:value-type="string">
            <text:p text:style-name="P106">21.</text:p>
          </table:table-cell>
          <table:table-cell table:style-name="Table6.B2" office:value-type="string">
            <text:p text:style-name="P44">string operation;</text:p>
            <text:p text:style-name="P44">cout &lt;&lt; <text:s/>"Do you want to ADD or DIVIDE? ";</text:p>
            <text:p text:style-name="P44">cin &gt;&gt; operation;</text:p>
            <text:p text:style-name="P44">if ( operation == "ADD" )</text:p>
            <text:p text:style-name="P44">{</text:p>
            <text:p text:style-name="P44"><text:s text:c="4"/>cout &lt;&lt; 2 + 2 &lt;&lt; endl;</text:p>
            <text:p text:style-name="P44">}</text:p>
            <text:p text:style-name="P107">Remember that the value of a <text:span text:style-name="T3">string</text:span> must be stored within two double-quotes.</text:p>
          </table:table-cell>
        </table:table-row>
      </table:table>
      <text:p text:style-name="P13"/>
      <text:p text:style-name="P7"/>
      <text:p text:style-name="P6"/>
      <text:h text:style-name="P26" text:outline-level="1">Questions: <text:span text:style-name="T25">If / Else Statements</text:span></text:h>
      <text:p text:style-name="P20">Points possible: <text:span text:style-name="T33">3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9">23.</text:p>
          </table:table-cell>
          <table:table-cell table:style-name="Table7.B1" office:value-type="string">
            <text:p text:style-name="P61">Declare an integer variable called <text:span text:style-name="T3">age</text:span><text:span text:style-name="T7">2</text:span>. Get the user input and store it in <text:span text:style-name="T3">age</text:span><text:span text:style-name="T7">2</text:span>.</text:p>
            <text:p text:style-name="P61">If <text:span text:style-name="T3">age</text:span><text:span text:style-name="T7">2</text:span> is greater than or equal to 21, output the message <text:span text:style-name="T3">Beer!</text:span></text:p>
            <text:p text:style-name="P71">Otherwise, output the message <text:span text:style-name="T3">Water!</text:span></text:p>
          </table:table-cell>
        </table:table-row>
        <table:table-row>
          <table:table-cell table:style-name="Table7.A2" office:value-type="string">
            <text:p text:style-name="P110">24.</text:p>
          </table:table-cell>
          <table:table-cell table:style-name="Table7.B2" office:value-type="string">
            <text:p text:style-name="P61">Declare an integer variable called <text:span text:style-name="T4">year</text:span><text:span text:style-name="T7">2</text:span>. Get the user input and store it in <text:span text:style-name="T4">year</text:span><text:span text:style-name="T7">2</text:span>.</text:p>
            <text:p text:style-name="P61">If <text:span text:style-name="T4">year</text:span><text:span text:style-name="T7">2</text:span> is <text:span text:style-name="T29">greater</text:span> than <text:span text:style-name="T29">1999</text:span>, output the message <text:span text:style-name="T4">Y2K</text:span><text:span text:style-name="T28">.</text:span></text:p>
            <text:p text:style-name="P72">Otherwise, output the message <text:span text:style-name="T3">Computers are safe!</text:span></text:p>
          </table:table-cell>
        </table:table-row>
        <table:table-row>
          <table:table-cell table:style-name="Table7.A2" office:value-type="string">
            <text:p text:style-name="P110">25.</text:p>
          </table:table-cell>
          <table:table-cell table:style-name="Table7.B2" office:value-type="string">
            <text:p text:style-name="P65">Declare a character variable named <text:span text:style-name="T3">choice</text:span><text:span text:style-name="T7">2</text:span>. Output the text <text:span text:style-name="T3">Do you want to quit Y or N:</text:span></text:p>
            <text:p text:style-name="P66">Get the user input and store it in <text:span text:style-name="T3">choice</text:span><text:span text:style-name="T7">2</text:span>. </text:p>
            <text:p text:style-name="P66">If <text:span text:style-name="T3">choice</text:span><text:span text:style-name="T7">2</text:span> is equal to <text:span text:style-name="T3">Y</text:span>, output the message <text:span text:style-name="T3">Bye!</text:span></text:p>
            <text:p text:style-name="P73">Otherwise, output the message <text:span text:style-name="T3">Welcome Back!</text:span></text:p>
          </table:table-cell>
        </table:table-row>
        <table:table-row>
          <table:table-cell table:style-name="Table7.A2" office:value-type="string">
            <text:p text:style-name="P112">26.</text:p>
          </table:table-cell>
          <table:table-cell table:style-name="Table7.B2" office:value-type="string">
            <text:p text:style-name="P69">Declare a string variable named <text:span text:style-name="T6">greet</text:span><text:span text:style-name="T8">2</text:span>. Output the text <text:span text:style-name="T6">Hello or Goodbye</text:span><text:span text:style-name="T3">?</text:span></text:p>
            <text:p text:style-name="P70">Get the user input and store it in <text:span text:style-name="T6">greet</text:span><text:span text:style-name="T8">2</text:span>. </text:p>
            <text:p text:style-name="P70">If <text:span text:style-name="T6">greet</text:span><text:span text:style-name="T8">2</text:span> is equal to <text:span text:style-name="T6">Hello</text:span>, output the value of <text:span text:style-name="T6">Hello World!</text:span></text:p>
            <text:p text:style-name="P74">Otherwise, output the value <text:span text:style-name="T3">Goodbye World!</text:span></text:p>
          </table:table-cell>
        </table:table-row>
        <table:table-row>
          <table:table-cell table:style-name="Table7.A2" office:value-type="string">
            <text:p text:style-name="P113">27.</text:p>
          </table:table-cell>
          <table:table-cell table:style-name="Table7.B2" office:value-type="string">
            <text:p text:style-name="P75">Declare a float variable called <text:span text:style-name="T3">change</text:span>. Get the user input and store it in <text:span text:style-name="T3">change</text:span>.</text:p>
            <text:p text:style-name="P75">If <text:span text:style-name="T3">change</text:span> is less than 0, output the message <text:span text:style-name="T3">Negative number, less than zero</text:span></text:p>
            <text:p text:style-name="P75">Otherwise, output the message <text:span text:style-name="T3">Positive number or equal to zero.</text:span></text:p>
          </table:table-cell>
        </table:table-row>
        <table:table-row>
          <table:table-cell table:style-name="Table7.A2" office:value-type="string">
            <text:p text:style-name="P115">28.</text:p>
          </table:table-cell>
          <table:table-cell table:style-name="Table7.B2" office:value-type="string">
            <text:p text:style-name="P77">Declare a float variable called <text:span text:style-name="T10">money</text:span>. Get the user input and store it in <text:span text:style-name="T10">money</text:span>.</text:p>
            <text:p text:style-name="P77">If <text:span text:style-name="T10">money</text:span> is <text:span text:style-name="T35">greater</text:span> than 0, output the message <text:span text:style-name="T11">Positive</text:span><text:span text:style-name="T3"> number, </text:span><text:span text:style-name="T11">greater</text:span><text:span text:style-name="T3"> than zero</text:span></text:p>
            <text:p text:style-name="P76">Otherwise, output the message <text:span text:style-name="T11">Negative</text:span><text:span text:style-name="T3"> number or equal to zero.</text:span></text:p>
          </table:table-cell>
        </table:table-row>
      </table:table>
      <text:p text:style-name="P14"/>
      <text:p text:style-name="P14"/>
      <text:h text:style-name="P26" text:outline-level="1">Answers: <text:span text:style-name="T26">If / Else Statements</text:span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09">23.</text:p>
          </table:table-cell>
          <table:table-cell table:style-name="Table8.B1" office:value-type="string">
            <text:p text:style-name="P123">int age2;</text:p>
            <text:p text:style-name="P123">cout &lt;&lt; "Age? ";</text:p>
            <text:p text:style-name="P123">cin &gt;&gt; age2;</text:p>
            <text:p text:style-name="P123">if ( age2 &gt; 21 )</text:p>
            <text:p text:style-name="P123">{</text:p>
            <text:p text:style-name="P123"><text:s text:c="4"/>cout &lt;&lt; "Beer!" &lt;&lt; endl;</text:p>
            <text:p text:style-name="P123">}</text:p>
            <text:p text:style-name="P123">else</text:p>
            <text:p text:style-name="P123">{</text:p>
            <text:p text:style-name="P123"><text:s text:c="4"/>cout &lt;&lt; "Water!" &lt;&lt; endl;</text:p>
            <text:p text:style-name="P123">}</text:p>
          </table:table-cell>
        </table:table-row>
        <table:table-row>
          <table:table-cell table:style-name="Table8.A2" office:value-type="string">
            <text:p text:style-name="P111">25.</text:p>
          </table:table-cell>
          <table:table-cell table:style-name="Table8.B2" office:value-type="string">
            <text:p text:style-name="P124">char choice2;</text:p>
            <text:p text:style-name="P124">cout &lt;&lt; "Do you want to quit Y or N: ";</text:p>
            <text:p text:style-name="P124">cin &gt;&gt; choice2;</text:p>
            <text:p text:style-name="P124">if ( choice2 == 'Y' )</text:p>
            <text:p text:style-name="P124">{</text:p>
            <text:p text:style-name="P124"><text:s text:c="4"/>cout &lt;&lt; "Bye!" &lt;&lt; endl;</text:p>
            <text:p text:style-name="P124">}</text:p>
            <text:p text:style-name="P124">else</text:p>
            <text:p text:style-name="P124">{</text:p>
            <text:p text:style-name="P124"><text:s text:c="4"/>cout &lt;&lt; "Welcome Back!" &lt;&lt; endl;</text:p>
            <text:p text:style-name="P124">}</text:p>
          </table:table-cell>
        </table:table-row>
        <table:table-row>
          <table:table-cell table:style-name="Table8.A2" office:value-type="string">
            <text:p text:style-name="P115">27</text:p>
          </table:table-cell>
          <table:table-cell table:style-name="Table8.B2" office:value-type="string">
            <text:p text:style-name="P125">float change;</text:p>
            <text:p text:style-name="P125">cout &lt;&lt; "Change? ";</text:p>
            <text:p text:style-name="P125">cin &gt;&gt; change;</text:p>
            <text:p text:style-name="P125">if ( change &lt; 0 )</text:p>
            <text:p text:style-name="P125">{</text:p>
            <text:p text:style-name="P125"><text:s text:c="4"/>cout &lt;&lt; "Negative number, less than zero" &lt;&lt; endl;</text:p>
            <text:p text:style-name="P125">}</text:p>
            <text:p text:style-name="P125">else</text:p>
            <text:p text:style-name="P125">{</text:p>
            <text:p text:style-name="P125"><text:s text:c="4"/>cout &lt;&lt; "Positive number, or equal to zero" &lt;&lt; endl;</text:p>
            <text:p text:style-name="P125">}</text:p>
            <text:p text:style-name="P2"/>
            <text:p text:style-name="P3">If the <text:span text:style-name="T34">question relating to the </text:span><text:span text:style-name="T9">if statement</text:span><text:span text:style-name="T18"> (here, is change less than 0?) is </text:span><text:span text:style-name="T9">false</text:span><text:span text:style-name="T18">, that automatically means that the opposite is true (change is either greater than 0, or equal to 0.)</text:span></text:p>
          </table:table-cell>
        </table:table-row>
      </table:table>
      <text:p text:style-name="P14"/>
      <text:p text:style-name="P8"/>
      <text:p text:style-name="P8"/>
      <text:h text:style-name="P27" text:outline-level="1">Questions: <text:span text:style-name="T25">If / Else If / Else Statements</text:span></text:h>
      <text:p text:style-name="P21">Points possible: <text:span text:style-name="T37">2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17">29.</text:p>
          </table:table-cell>
          <table:table-cell table:style-name="Table9.B1" office:value-type="string">
            <text:p text:style-name="P79">Create a string variable named <text:span text:style-name="T3">direction</text:span>. Output the message <text:span text:style-name="T3">N, E, S, or W:</text:span></text:p>
            <text:p text:style-name="P81">Get the user's input and store it in the <text:span text:style-name="T3">direction</text:span> variable.</text:p>
            <text:p text:style-name="P81">If direction is <text:span text:style-name="T3">N</text:span>, then output <text:span text:style-name="T3">North</text:span>. Otherwise, if direction is <text:span text:style-name="T3">S</text:span>, then output <text:span text:style-name="T3">South</text:span>.<text:line-break/>Otherwise, if direction is <text:span text:style-name="T3">E</text:span>, then output <text:span text:style-name="T3">East</text:span>. Otherwise, if direction is <text:span text:style-name="T3">W</text:span> then output <text:span text:style-name="T3">West</text:span>.</text:p>
            <text:p text:style-name="P81">If none of these are true, output <text:span text:style-name="T3">Invalid Direction.</text:span></text:p>
          </table:table-cell>
        </table:table-row>
        <table:table-row>
          <table:table-cell table:style-name="Table9.A2" office:value-type="string">
            <text:p text:style-name="P119">30.</text:p>
          </table:table-cell>
          <table:table-cell table:style-name="Table9.B2" office:value-type="string">
            <text:p text:style-name="P80">Create a string variable named <text:span text:style-name="T12">day</text:span>. Output the message <text:span text:style-name="T12">M, T, W, R, F</text:span><text:span text:style-name="T3">:</text:span></text:p>
            <text:p text:style-name="P83">Get the user's input and store it in the <text:span text:style-name="T12">day</text:span> variable.</text:p>
            <text:p text:style-name="P84">If day is M, output <text:span text:style-name="T3">Monday</text:span>. If day is T, output <text:span text:style-name="T3">Tuesday</text:span>. If day is W, output <text:span text:style-name="T3">Wednesday</text:span>.<text:line-break/>If day is R, output <text:span text:style-name="T3">Thursday</text:span>. If day is F, output <text:span text:style-name="T3">Friday</text:span>.</text:p>
            <text:p text:style-name="P82">If none of these are true, output <text:span text:style-name="T3">Invalid </text:span><text:span text:style-name="T13">Day</text:span><text:span text:style-name="T3">.</text:span></text:p>
          </table:table-cell>
        </table:table-row>
        <table:table-row>
          <table:table-cell table:style-name="Table9.A2" office:value-type="string">
            <text:p text:style-name="P120">31.</text:p>
          </table:table-cell>
          <table:table-cell table:style-name="Table9.B2" office:value-type="string">
            <text:p text:style-name="P85">Create an integer variable named <text:span text:style-name="T3">year3</text:span>. Have the user enter the year.</text:p>
            <text:p text:style-name="P86">If the year is between 1946 and 1954, output <text:span text:style-name="T3">Baby Boom</text:span>.</text:p>
            <text:p text:style-name="P86">If the year is between 1966 and 1976, output <text:span text:style-name="T3">GenX</text:span></text:p>
            <text:p text:style-name="P86">If the year is between 1977 and 1994, output <text:span text:style-name="T3">Millennium</text:span></text:p>
            <text:p text:style-name="P87">If the year is greater than or equal to 1995, output <text:span text:style-name="T3">GenZ</text:span></text:p>
          </table:table-cell>
        </table:table-row>
        <table:table-row>
          <table:table-cell table:style-name="Table9.A2" office:value-type="string">
            <text:p text:style-name="P122">32.</text:p>
          </table:table-cell>
          <table:table-cell table:style-name="Table9.B2" office:value-type="string">
            <text:p text:style-name="P88">Create an integer variable named <text:span text:style-name="T3">year4</text:span>. Have the user enter the year.</text:p>
            <text:p text:style-name="P88">If the year is between <text:span text:style-name="T36">1914 and 1918, output </text:span><text:span text:style-name="T14">World War 1</text:span></text:p>
            <text:p text:style-name="P88">If the year is between <text:span text:style-name="T36">1939 and 1945, output </text:span><text:span text:style-name="T14">World War 2</text:span></text:p>
            <text:p text:style-name="P89"><text:span text:style-name="T36">I</text:span>f the year is between 1955 and 1975, output <text:span text:style-name="T3">Vietnam War</text:span></text:p>
          </table:table-cell>
        </table:table-row>
      </table:table>
      <text:p text:style-name="P15"/>
      <text:p text:style-name="P15"/>
      <text:h text:style-name="P27" text:outline-level="1">Answers: <text:span text:style-name="T26">If / Else If / Else Statements</text:span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18">29.</text:p>
          </table:table-cell>
          <table:table-cell table:style-name="Table10.B1" office:value-type="string">
            <text:p text:style-name="P126">string direction;</text:p>
            <text:p text:style-name="P126">cout &lt;&lt; "N, E, S, or W: ";</text:p>
            <text:p text:style-name="P126">cin &gt;&gt; direction;</text:p>
            <text:p text:style-name="P126">if <text:s text:c="5"/>( direction == "N" ) { cout &lt;&lt; "North"; }</text:p>
            <text:p text:style-name="P126">else if ( direction == "S" ) { cout &lt;&lt; "South"; }</text:p>
            <text:p text:style-name="P126">else if ( direction == "E" ) { cout &lt;&lt; "East"; }</text:p>
            <text:p text:style-name="P126">else if ( direction == "W" ) { cout &lt;&lt; "West"; }</text:p>
            <text:p text:style-name="P126">else </text:p>
            <text:p text:style-name="P126">{ </text:p>
            <text:p text:style-name="P126"><text:s text:c="4"/>cout &lt;&lt; "Invalid direction"; </text:p>
            <text:p text:style-name="P126">}</text:p>
          </table:table-cell>
        </table:table-row>
        <table:table-row>
          <table:table-cell table:style-name="Table10.A2" office:value-type="string">
            <text:p text:style-name="P121">31.</text:p>
          </table:table-cell>
          <table:table-cell table:style-name="Table10.B2" office:value-type="string">
            <text:p text:style-name="P127">int year3;</text:p>
            <text:p text:style-name="P127">cout &lt;&lt; "Year: ";</text:p>
            <text:p text:style-name="P127">cin &gt;&gt; year3;</text:p>
            <text:p text:style-name="P127">if <text:s text:c="5"/>( year3 =&gt; 1946 &amp;&amp; year3 &lt;= 1954 ) <text:s/></text:p>
            <text:p text:style-name="P127">{ </text:p>
            <text:p text:style-name="P127"><text:s text:c="4"/>cout &lt;&lt; "Baby Boom"; </text:p>
            <text:p text:style-name="P127">}</text:p>
            <text:p text:style-name="P127">else if ( year3 &gt;= 1966 &amp;&amp; year3 &lt;= 1976 ) <text:s/></text:p>
            <text:p text:style-name="P127">{ </text:p>
            <text:p text:style-name="P127"><text:s text:c="4"/>cout &lt;&lt; "GenX"; </text:p>
            <text:p text:style-name="P127">}</text:p>
            <text:p text:style-name="P127">else if ( year3 &gt;= 1977 &amp;&amp; year3 &lt;= 1994 ) <text:s/></text:p>
            <text:p text:style-name="P127">{ </text:p>
            <text:p text:style-name="P127"><text:s text:c="4"/>cout &lt;&lt; "Millennium"; </text:p>
            <text:p text:style-name="P127">}</text:p>
            <text:p text:style-name="P127">else if ( year3 &gt;= 1995 ) <text:s text:c="18"/></text:p>
            <text:p text:style-name="P127">{ </text:p>
            <text:p text:style-name="P127"><text:s text:c="4"/>cout &lt;&lt; "GenZ"; </text:p>
            <text:p text:style-name="P127">}</text:p>
          </table:table-cell>
        </table:table-row>
      </table:table>
      <text:p text:style-name="P15"/>
      <text:p text:style-name="P9"/>
      <text:p text:style-name="P9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Bold 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Liberation Sans Narrow" fo:font-family="'Liberation Sans Narrow'" style:font-style-name="Bold" style:font-family-generic="swiss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ans Narrow" fo:font-family="'Liberation Sans Narrow'" style:font-style-name="Bold" style:font-family-generic="swiss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style:font-name="Liberation Sans Narrow" fo:font-family="'Liberation Sans Narrow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style:font-name="Liberation Sans Narrow1" fo:font-family="'Liberation Sans Narrow'" style:font-style-name="Bold Italic" style:font-family-generic="swiss" style:font-pitch="variable" fo:font-size="95%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 Narrow" fo:font-family="'Liberation Sans Narrow'" style:font-style-name="Bold" style:font-family-generic="swiss" style:font-pitch="variable" fo:font-size="22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2a4d4" officeooo:paragraph-rsid="0012a4d4"/>
    </style:style>
    <style:style style:name="MT1" style:family="text">
      <style:text-properties officeooo:rsid="001861e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Step-by-step Boolean Statements and Branching<text:tab/><text:tab/></text:span>Page <text:page-number text:select-page="current">7</text:page-number> of <text:page-count>9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1:46:13.262764793</meta:creation-date>
    <meta:editing-duration>PT1H20M3S</meta:editing-duration>
    <meta:editing-cycles>169</meta:editing-cycles>
    <meta:generator>LibreOffice/4.2.8.2$Linux_X86_64 LibreOffice_project/420m0$Build-2</meta:generator>
    <dc:title>PageNumber</dc:title>
    <dc:date>2016-01-29T13:12:58.500401498</dc:date>
    <meta:document-statistic meta:table-count="10" meta:image-count="0" meta:object-count="0" meta:page-count="9" meta:paragraph-count="248" meta:word-count="1555" meta:character-count="7866" meta:non-whitespace-character-count="6417"/>
    <meta:template xlink:type="simple" xlink:actuate="onRequest" xlink:title="PageNumber" xlink:href="../../../../../.config/libreoffice/4/user/template/PageNumber.ott" meta:date="2016-01-29T11:46:12.166193697"/>
  </office:meta>
</office:document-meta>
</file>